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orityBuffer.PriorityBuffer( boolean ascendingOrder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PriorityBuffer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percolateUpMaxHeap( final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orityBuff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orityBuffer.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orityBuffer.isAt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PriorityBuffer( boolean ascending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orityBuffer.PriorityBuffer( int capacity , boolean ascendingOrder , Comparator 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orityBuffer.Priority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percolateUpMaxHeap(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orityBuff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add(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iorityBuffer.percolateUpMinHeap(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orityBuffer.PriorityBuffer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isAscending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iterator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PriorityBuffer.percolateUpMinHeap( final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orityBuffer.percolateDownMaxHeap( final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iorityBuffe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iorityBuff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orityBuffer.PriorityBuffer( int capacity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PriorityBuffer( int capacity , boolean ascending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orityBuffer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Buffer.compare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orityBuffer.percolateDownMinHeap( final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